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40a6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cf09b" officeooo:paragraph-rsid="002cf09b"/>
    </style:style>
    <style:style style:name="P6" style:family="paragraph" style:parent-style-name="Table_20_Contents">
      <style:text-properties style:font-name="Arial" officeooo:rsid="002db856" officeooo:paragraph-rsid="002db85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db856" officeooo:paragraph-rsid="002db856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30e384" officeooo:paragraph-rsid="0030e384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3267bc" officeooo:paragraph-rsid="003267bc"/>
    </style:style>
    <style:style style:name="P10" style:family="paragraph" style:parent-style-name="Table_20_Contents">
      <style:text-properties style:font-name="Arial" officeooo:rsid="003267bc" officeooo:paragraph-rsid="003267bc"/>
    </style:style>
    <style:style style:name="P11" style:family="paragraph" style:parent-style-name="Standard">
      <style:text-properties officeooo:paragraph-rsid="001376c2"/>
    </style:style>
    <style:style style:name="P12" style:family="paragraph" style:parent-style-name="Text_20_body">
      <style:text-properties style:font-name="Arial" officeooo:rsid="0014756d" officeooo:paragraph-rsid="0014756d"/>
    </style:style>
    <style:style style:name="P13" style:family="paragraph" style:parent-style-name="Table_20_Contents" style:list-style-name="L1">
      <style:text-properties style:font-name="Arial" officeooo:rsid="002cf09b" officeooo:paragraph-rsid="002cf09b"/>
    </style:style>
    <style:style style:name="P14" style:family="paragraph" style:parent-style-name="Table_20_Contents" style:list-style-name="L2">
      <style:text-properties style:font-name="Arial" officeooo:rsid="002cf09b" officeooo:paragraph-rsid="002cf09b"/>
    </style:style>
    <style:style style:name="P15" style:family="paragraph" style:parent-style-name="Table_20_Contents" style:list-style-name="L3">
      <style:text-properties style:font-name="Arial" officeooo:rsid="002cf09b" officeooo:paragraph-rsid="002cf09b"/>
    </style:style>
    <style:style style:name="P16" style:family="paragraph" style:parent-style-name="Table_20_Contents" style:list-style-name="L4">
      <style:text-properties style:font-name="Arial" officeooo:rsid="002db856" officeooo:paragraph-rsid="002db856"/>
    </style:style>
    <style:style style:name="P17" style:family="paragraph" style:parent-style-name="Table_20_Contents" style:list-style-name="L5">
      <style:text-properties style:font-name="Arial" officeooo:rsid="002db856" officeooo:paragraph-rsid="002db856"/>
    </style:style>
    <style:style style:name="P18" style:family="paragraph" style:parent-style-name="Table_20_Contents" style:list-style-name="L5">
      <style:text-properties style:font-name="Arial" officeooo:rsid="0030e384" officeooo:paragraph-rsid="0030e384"/>
    </style:style>
    <style:style style:name="P19" style:family="paragraph" style:parent-style-name="Table_20_Contents" style:list-style-name="L5">
      <style:text-properties style:font-name="Arial" officeooo:rsid="003267bc" officeooo:paragraph-rsid="003267bc"/>
    </style:style>
    <style:style style:name="T1" style:family="text">
      <style:text-properties officeooo:rsid="00232872"/>
    </style:style>
    <style:style style:name="T2" style:family="text">
      <style:text-properties fo:font-weight="bold" officeooo:rsid="00278cdf" style:font-weight-asian="bold" style:font-weight-complex="bold"/>
    </style:style>
    <style:style style:name="T3" style:family="text">
      <style:text-properties fo:font-weight="bold" officeooo:rsid="002b64e1" style:font-weight-asian="bold" style:font-weight-complex="bold"/>
    </style:style>
    <style:style style:name="T4" style:family="text">
      <style:text-properties fo:font-weight="bold" officeooo:rsid="002f4e3a" style:font-weight-asian="bold" style:font-weight-complex="bold"/>
    </style:style>
    <style:style style:name="T5" style:family="text">
      <style:text-properties fo:font-weight="bold" officeooo:rsid="003158cf" style:font-weight-asian="bold" style:font-weight-complex="bold"/>
    </style:style>
    <style:style style:name="T6" style:family="text">
      <style:text-properties officeooo:rsid="001d437d"/>
    </style:style>
    <style:style style:name="T7" style:family="text">
      <style:text-properties officeooo:rsid="0032cd4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4">5</text:span></text:p>
          </table:table-cell>
          <table:table-cell table:style-name="Tabelle4.A1" office:value-type="string">
            <text:p text:style-name="P3">Element: <text:span text:style-name="T2">4</text:span></text:p>
          </table:table-cell>
          <table:table-cell table:style-name="Tabelle4.C1" office:value-type="string">
            <text:p text:style-name="P3">Title: <text:span text:style-name="T3">Sub procedures </text:span><text:span text:style-name="T5">and function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6">Explainer video</text:span></text:p>
            <text:p text:style-name="P3"/>
          </table:table-cell>
          <table:covered-table-cell/>
          <table:covered-table-cell/>
        </table:table-row>
      </table:table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What is a</text:p>
            <text:p text:style-name="P5">sub procedure?</text:p>
          </table:table-cell>
          <table:table-cell table:style-name="Tabelle1.C2" office:value-type="string">
            <text:list xml:id="list2642505744330567073" text:style-name="L1">
              <text:list-item>
                <text:p text:style-name="P13">A sub procedure is a series of statements packed together so that they can be executed togeth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5">Motivation</text:p>
          </table:table-cell>
          <table:table-cell table:style-name="Tabelle1.C3" office:value-type="string">
            <text:list xml:id="list5078078915739884720" text:style-name="L2">
              <text:list-item>
                <text:p text:style-name="P14">If you have an algorithm that performs a computation and you want to perform the computation in places of your program</text:p>
              </text:list-item>
              <text:list-item>
                <text:p text:style-name="P14">Writing the exact same code for the algorithm each time you need would not be a good idea</text:p>
                <text:p text:style-name="P14"/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5">DRY principle</text:p>
          </table:table-cell>
          <table:table-cell table:style-name="Tabelle1.C4" office:value-type="string">
            <text:list xml:id="list214609205772364" text:continue-numbering="true" text:style-name="L2">
              <text:list-item>
                <text:p text:style-name="P14">DRY principle: Don't Repeat Yourself</text:p>
              </text:list-item>
              <text:list-item>
                <text:p text:style-name="P14">A very important principle in programming</text:p>
              </text:list-item>
              <text:list-item>
                <text:p text:style-name="P14">No line of code should be repeated within a progra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5">Solution</text:p>
          </table:table-cell>
          <table:table-cell table:style-name="Tabelle1.C5" office:value-type="string">
            <text:list xml:id="list8993433284170891552" text:style-name="L3">
              <text:list-item>
                <text:p text:style-name="P15">Using sub routines we can solve the problem of repeating the same code over and over again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Pseudo code</text:p>
          </table:table-cell>
          <table:table-cell table:style-name="Tabelle1.C6" office:value-type="string">
            <text:list xml:id="list7228839912238273348" text:style-name="L4">
              <text:list-item>
                <text:p text:style-name="P16">A sub routine look like this</text:p>
              </text:list-item>
            </text:list>
            <text:p text:style-name="P6"/>
            <text:p text:style-name="P6"><text:s text:c="5"/>name param1, param2</text:p>
            <text:p text:style-name="P6"><text:s text:c="8"/>Code to execute</text:p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7">Structure</text:p>
          </table:table-cell>
          <table:table-cell table:style-name="Tabelle1.C9" office:value-type="string">
            <text:list xml:id="list2538295405377548032" text:style-name="L5">
              <text:list-item>
                <text:p text:style-name="P17">Each sub routine has a name and optional parameters</text:p>
              </text:list-item>
              <text:list-item>
                <text:p text:style-name="P17">The body of the sub routine consists of the statements that should be executed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7">7</text:p>
          </table:table-cell>
          <table:table-cell table:style-name="Tabelle1.A2" office:value-type="string">
            <text:p text:style-name="P7">Example</text:p>
          </table:table-cell>
          <table:table-cell table:style-name="Tabelle1.C9" office:value-type="string">
            <text:list xml:id="list214609001413339" text:continue-numbering="true" text:style-name="L5">
              <text:list-item>
                <text:p text:style-name="P17">A simple example: let's define a sub routine that takes a name as a parameter and prints out a greeting messag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8</text:p>
          </table:table-cell>
          <table:table-cell table:style-name="Tabelle1.A2" office:value-type="string">
            <text:p text:style-name="P7">Example</text:p>
          </table:table-cell>
          <table:table-cell table:style-name="Tabelle1.C9" office:value-type="string">
            <text:list xml:id="list214610132543994" text:continue-numbering="true" text:style-name="L5">
              <text:list-header>
                <text:p text:style-name="P17">SayHello name</text:p>
                <text:p text:style-name="P17"><text:s text:c="3"/>print “Hello “ &amp; name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7">9</text:p>
          </table:table-cell>
          <table:table-cell table:style-name="Tabelle1.A2" office:value-type="string">
            <text:p text:style-name="P7">Example</text:p>
          </table:table-cell>
          <table:table-cell table:style-name="Tabelle1.C11" office:value-type="string">
            <text:list xml:id="list214608926811383" text:continue-numbering="true" text:style-name="L5">
              <text:list-item>
                <text:p text:style-name="P17">You can call the sub routine from your code like this:</text:p>
              </text:list-item>
            </text:list>
            <text:p text:style-name="P6"/>
            <text:list xml:id="list214609732399411" text:continue-numbering="true" text:style-name="L5">
              <text:list-header>
                <text:p text:style-name="P17">SayHello “Peter”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7">10</text:p>
          </table:table-cell>
          <table:table-cell table:style-name="Tabelle1.A2" office:value-type="string">
            <text:p text:style-name="P7">Benefit</text:p>
          </table:table-cell>
          <table:table-cell table:style-name="Tabelle1.C11" office:value-type="string">
            <text:list xml:id="list214609084292513" text:continue-numbering="true" text:style-name="L5">
              <text:list-item>
                <text:p text:style-name="P17">Whenever you want to print the greetings in your program you just call the sub routine</text:p>
              </text:list-item>
              <text:list-item>
                <text:p text:style-name="P17">The print statement that prints the greetings is not duplicated in you program, it is in one place</text:p>
              </text:list-item>
              <text:list-item>
                <text:p text:style-name="P17">If you want to change it, you do it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11</text:p>
          </table:table-cell>
          <table:table-cell table:style-name="Tabelle1.A2" office:value-type="string">
            <text:p text:style-name="P8">Functions</text:p>
          </table:table-cell>
          <table:table-cell table:style-name="Tabelle1.C14" office:value-type="string">
            <text:list xml:id="list214609525240999" text:continue-numbering="true" text:style-name="L5">
              <text:list-item>
                <text:p text:style-name="P18">Functions are like sub routines, but they can return a value</text:p>
              </text:list-item>
              <text:list-item>
                <text:p text:style-name="P18">They are like mathematical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12</text:p>
          </table:table-cell>
          <table:table-cell table:style-name="Tabelle1.A2" office:value-type="string">
            <text:p text:style-name="P9">Example</text:p>
          </table:table-cell>
          <table:table-cell table:style-name="Tabelle1.C14" office:value-type="string">
            <text:list xml:id="list214610798061566" text:continue-numbering="true" text:style-name="L5">
              <text:list-item>
                <text:p text:style-name="P19">We can define a function called Add that takes two numbers as parameters, adds the numbers together and returns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13</text:p>
          </table:table-cell>
          <table:table-cell table:style-name="Tabelle1.A2" office:value-type="string">
            <text:p text:style-name="P9">Example</text:p>
          </table:table-cell>
          <table:table-cell table:style-name="Tabelle1.C14" office:value-type="string">
            <text:list xml:id="list214609045487893" text:continue-numbering="true" text:style-name="L5">
              <text:list-header>
                <text:p text:style-name="P19">Add num1 num2</text:p>
                <text:p text:style-name="P19"><text:s text:c="3"/>return num1 + num2</text:p>
              </text:list-header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8">14</text:p>
          </table:table-cell>
          <table:table-cell table:style-name="Tabelle1.A2" office:value-type="string">
            <text:p text:style-name="P9">Example</text:p>
          </table:table-cell>
          <table:table-cell table:style-name="Tabelle1.C15" office:value-type="string">
            <text:list xml:id="list214609802309026" text:continue-numbering="true" text:style-name="L5">
              <text:list-item>
                <text:p text:style-name="P19">In your program you now can call the function <text:span text:style-name="T7">like a sub routine, but the return value has to be stored in a variable or passed as an argument to another function</text:span></text:p>
              </text:list-item>
            </text:list>
            <text:p text:style-name="P10"/>
            <text:list xml:id="list214610204186984" text:continue-numbering="true" text:style-name="L5">
              <text:list-header>
                <text:p text:style-name="P19"><text:span text:style-name="T7">result =</text:span> Add 3, 4</text:p>
                <text:p text:style-name="P19"/>
              </text:list-header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40a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2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41S</meta:editing-duration>
    <meta:editing-cycles>21</meta:editing-cycles>
    <meta:generator>LibreOffice/5.1.2.2$Windows_x86 LibreOffice_project/d3bf12ecb743fc0d20e0be0c58ca359301eb705f</meta:generator>
    <dc:date>2017-08-07T21:14:45.636000000</dc:date>
    <meta:document-statistic meta:table-count="2" meta:image-count="1" meta:object-count="0" meta:page-count="3" meta:paragraph-count="66" meta:word-count="391" meta:character-count="2051" meta:non-whitespace-character-count="168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